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32767*"/>
    </style:style>
    <style:style style:name="Table1.B" style:family="table-column">
      <style:table-column-properties style:rel-column-width="32768*"/>
    </style:style>
    <style:style style:name="Table1.A1" style:family="table-cell">
      <style:table-cell-properties fo:padding="0.0201in" fo:border-left="0.05pt solid #000000" fo:border-right="none" fo:border-top="0.05pt solid #000000" fo:border-bottom="0.05pt solid #000000"/>
    </style:style>
    <style:style style:name="Table1.B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B2" style:family="table-cell">
      <style:table-cell-properties fo:padding="0.0201in"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P1" style:family="paragraph" style:parent-style-name="Standard">
      <style:text-properties officeooo:paragraph-rsid="00578d75"/>
    </style:style>
    <style:style style:name="P2" style:family="paragraph" style:parent-style-name="Standard">
      <style:text-properties officeooo:rsid="0055c237" officeooo:paragraph-rsid="00578d75"/>
    </style:style>
    <style:style style:name="P3" style:family="paragraph" style:parent-style-name="Standard">
      <style:text-properties officeooo:paragraph-rsid="00508b17"/>
    </style:style>
    <style:style style:name="P4" style:family="paragraph" style:parent-style-name="Heading_20_1">
      <style:text-properties officeooo:paragraph-rsid="004c4b94"/>
    </style:style>
    <style:style style:name="P5" style:family="paragraph" style:parent-style-name="Heading_20_2">
      <style:text-properties officeooo:rsid="00508b17" officeooo:paragraph-rsid="005c1ad2"/>
    </style:style>
    <style:style style:name="P6" style:family="paragraph" style:parent-style-name="Heading_20_2">
      <style:text-properties officeooo:paragraph-rsid="0050a7b8"/>
    </style:style>
    <style:style style:name="P7" style:family="paragraph" style:parent-style-name="Heading_20_3">
      <style:text-properties officeooo:paragraph-rsid="00578d75"/>
    </style:style>
    <style:style style:name="P8" style:family="paragraph" style:parent-style-name="Standard" style:list-style-name="L1"/>
    <style:style style:name="P9" style:family="paragraph" style:parent-style-name="Standard" style:list-style-name="L2">
      <style:text-properties officeooo:paragraph-rsid="00578d75"/>
    </style:style>
    <style:style style:name="T1" style:family="text">
      <style:text-properties officeooo:rsid="004c4b94"/>
    </style:style>
    <style:style style:name="T2" style:family="text">
      <style:text-properties officeooo:rsid="004e13d2"/>
    </style:style>
    <style:style style:name="T3" style:family="text">
      <style:text-properties officeooo:rsid="00508b17"/>
    </style:style>
    <style:style style:name="T4" style:family="text">
      <style:text-properties officeooo:rsid="0050a7b8"/>
    </style:style>
    <style:style style:name="T5" style:family="text">
      <style:text-properties officeooo:rsid="0055c237"/>
    </style:style>
    <style:style style:name="T6" style:family="text">
      <style:text-properties officeooo:rsid="00578d75"/>
    </style:style>
    <style:style style:name="T7" style:family="text">
      <style:text-properties officeooo:rsid="00585362"/>
    </style:style>
    <style:style style:name="T8" style:family="text">
      <style:text-properties officeooo:rsid="005a4c7c"/>
    </style:style>
    <style:style style:name="T9" style:family="text">
      <style:text-properties officeooo:rsid="005c1ad2"/>
    </style:style>
    <style:style style:name="T10" style:family="text">
      <style:text-properties officeooo:rsid="005d0e9a"/>
    </style:style>
    <style:style style:name="T11" style:family="text">
      <style:text-properties officeooo:rsid="005f6a0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4" text:outline-level="1">Chapter 8 - Functions, Subroutines</text:h>
      <text:p text:style-name="Standard"/>
      <text:p text:style-name="Standard"/>
      <text:p text:style-name="Standard"/>
      <text:p text:style-name="Standard"><text:span text:style-name="T1">Procedures</text:span> define a block of code which can be executed with a single statement (<text:span text:style-name="T3">ie. a</text:span> function call). <text:s/>There are several reasons to use functions, <text:span text:style-name="T2">subroutines.</text:span></text:p>
      <text:p text:style-name="Standard"/>
      <text:list text:style-name="L1">
        <text:list-item>
          <text:p text:style-name="P8"><text:span text:style-name="T2">It r</text:span>educes redundancy.</text:p>
        </text:list-item>
        <text:list-item>
          <text:p text:style-name="P8"><text:span text:style-name="T2">They e</text:span>nable <text:span text:style-name="T2">the </text:span>reuse of code.</text:p>
        </text:list-item>
        <text:list-item>
          <text:p text:style-name="P8"><text:span text:style-name="T2">It i</text:span>mproves readability of the program.</text:p>
        </text:list-item>
        <text:list-item>
          <text:p text:style-name="P8">Improves maintainability of the program</text:p>
        </text:list-item>
        <text:list-item>
          <text:p text:style-name="P8">Makes it easy to extend your program</text:p>
        </text:list-item>
      </text:list>
      <text:h text:style-name="P5" text:outline-level="2"><text:s/></text:h>
      <text:h text:style-name="P5" text:outline-level="2"><text:span text:style-name="T9">\</text:span>Functions, <text:span text:style-name="T5">and</text:span> Subroutines</text:h>
      <text:p text:style-name="P3"><text:span text:style-name="T3">When it comes to choosing between </text:span><text:span text:style-name="T10">functions or subroutines </text:span><text:span text:style-name="T3">, we need to keep the following in mind. The only difference between a function and a Subroutine in that functions return a value and subroutines do not. </text:span><text:span text:style-name="T4">The keyword function is used to define functions and sub is used to define subroutines. Lets look a t Procedures a little more in depth. </text:span><text:span text:style-name="T3"><text:s/></text:span></text:p>
      <text:p text:style-name="Standard"/>
      <text:p text:style-name="P1"><text:span text:style-name="T6">Procedures</text:span><text:span text:style-name="T4"> </text:span><text:span text:style-name="T6">are</text:span><text:span text:style-name="T4"> a block of code that can be called at any time. <text:s/>A function also returns a value that is defined when the function is defined. <text:s/>Procedures</text:span><text:span text:style-name="T3"> <text:s/></text:span><text:span text:style-name="T4">allow for the reuse of code and simplify coding. <text:s/>Creating a function </text:span><text:span text:style-name="T7">or subroutine</text:span><text:span text:style-name="T4"> allows a single piece of code to be reused again and again. <text:s/></text:span><text:span text:style-name="T7">They</text:span><text:span text:style-name="T4"> can also be used to extend the FreeBasic language and provide custom commands. <text:s/>Many of the functions in freebasic are just functions </text:span><text:span text:style-name="T7">or subroutines</text:span><text:span text:style-name="T4"> built into the runtime library. <text:s/>New functions </text:span><text:span text:style-name="T7">or subroutines</text:span><text:span text:style-name="T4"> can also be combined into their own libraries to be used at any time. </text:span></text:p>
      <text:p text:style-name="P1"/>
      <text:p text:style-name="P1"><text:span text:style-name="T7">When defining a function or subroutine, there are specific keywords used for each type of procedure. <text:s text:c="2"/>The Function keyword marks the beginning of a function and the end function <text:s/>marks its end. <text:s/></text:span>The Sub keyword marks the beginning of a subroutine, and its end is marked by End Sub. The "name" parameter is the name by which this <text:span text:style-name="T8">function or </text:span>subroutine is called. For instance, if the declaration is "Sub...End Sub", the user can execute the code in between "Sub foo" and "End Sub" by using "foo" as a statement. This code is executed separate from the code which calls the subroutine, so any variable names, unless they are <text:soft-page-break/>shared, are not available to the subroutine. <text:span text:style-name="T8">This is also true for functions. </text:span><text:s/>Values can, however, be passed using parameters.</text:p>
      <text:p text:style-name="P1"/>
      <text:p text:style-name="P1">When calling a <text:span text:style-name="T8">function parentheses are required after the function name. <text:s/>S</text:span>ubroutine<text:span text:style-name="T8">s, do not require</text:span> parentheses after the subroutine name (surrounding the argument list if any) <text:span text:style-name="T8">thy </text:span>are optional. </text:p>
      <text:p text:style-name="P1"/>
      <table:table table:name="Table1" table:style-name="Table1">
        <table:table-column table:style-name="Table1.A"/>
        <table:table-column table:style-name="Table1.B"/>
        <table:table-header-rows>
          <table:table-row>
            <table:table-cell table:style-name="Table1.A1" office:value-type="string">
              <text:p text:style-name="Table_20_Contents"/>
            </table:table-cell>
            <table:table-cell table:style-name="Table1.B1" office:value-type="string">
              <text:p text:style-name="Table_20_Contents">Description</text:p>
            </table:table-cell>
          </table:table-row>
        </table:table-header-rows>
        <table:table-row>
          <table:table-cell table:style-name="Table1.A2" office:value-type="string">
            <text:p text:style-name="Table_20_Contents">Identifier: </text:p>
          </table:table-cell>
          <table:table-cell table:style-name="Table1.B2" office:value-type="string">
            <text:p text:style-name="Table_20_Contents"><text:span text:style-name="T11">T</text:span>he name of the function</text:p>
          </table:table-cell>
        </table:table-row>
        <table:table-row>
          <table:table-cell table:style-name="Table1.A2" office:value-type="string">
            <text:p text:style-name="Table_20_Contents">External identifier:</text:p>
          </table:table-cell>
          <table:table-cell table:style-name="Table1.B2" office:value-type="string">
            <text:p text:style-name="Table_20_Contents"><text:s/><text:span text:style-name="T11">E</text:span>xternally visible (to the linker) name enclosed in quotes</text:p>
          </table:table-cell>
        </table:table-row>
        <table:table-row>
          <table:table-cell table:style-name="Table1.A2" office:value-type="string">
            <text:p text:style-name="Table_20_Contents">Parameter list:</text:p>
          </table:table-cell>
          <table:table-cell table:style-name="Table1.B2" office:value-type="string">
            <text:p text:style-name="Table_20_Contents"><text:span text:style-name="T11">P</text:span>arameter[, parameter[, ...]]</text:p>
          </table:table-cell>
        </table:table-row>
        <table:table-row>
          <table:table-cell table:style-name="Table1.A2" office:value-type="string">
            <text:p text:style-name="Table_20_Contents">Return type: </text:p>
          </table:table-cell>
          <table:table-cell table:style-name="Table1.B2" office:value-type="string">
            <text:p text:style-name="Table_20_Contents"><text:span text:style-name="T11">T</text:span>he type of variable returned by the function</text:p>
          </table:table-cell>
        </table:table-row>
        <table:table-row>
          <table:table-cell table:style-name="Table1.A2" office:value-type="string">
            <text:p text:style-name="Table_20_Contents">Statements: </text:p>
          </table:table-cell>
          <table:table-cell table:style-name="Table1.B2" office:value-type="string">
            <text:p text:style-name="Table_20_Contents"><text:span text:style-name="T11">O</text:span>ne or more statements that make up the function body</text:p>
          </table:table-cell>
        </table:table-row>
        <table:table-row>
          <table:table-cell table:style-name="Table1.A2" office:value-type="string">
            <text:p text:style-name="Table_20_Contents">Return value: </text:p>
          </table:table-cell>
          <table:table-cell table:style-name="Table1.B2" office:value-type="string">
            <text:p text:style-name="Table_20_Contents"><text:span text:style-name="T11">T</text:span>he value returned from the function</text:p>
          </table:table-cell>
        </table:table-row>
      </table:table>
      <text:p text:style-name="P1"/>
      <text:p text:style-name="P1"/>
      <text:p text:style-name="P1"/>
      <text:p text:style-name="P1"/>
      <text:p text:style-name="P1">Parameters:</text:p>
      <text:p text:style-name="P1"/>
      <text:p text:style-name="P1">Identifier</text:p>
      <text:p text:style-name="P1">the name of the subroutine</text:p>
      <text:p text:style-name="P2"/>
      <text:h text:style-name="P7" text:outline-level="3">Access rights</text:h>
      <text:p text:style-name="Standard">Procedures can designated public or private. <text:s/>This determines if a function is accessible out side of a given module. <text:s/>Public allow a function to be liked with external modules. <text:s/>Functions such the SIN function is a public function. <text:s/>Private limits a function or subroutine to only the module that it is contained in. <text:s/>If you try to link to it externally you will get a compiler error. This is explained in more detail in the chapter on objects. <text:s/></text:p>
      <text:h text:style-name="Heading_20_3" text:outline-level="3">Calling Convention</text:h>
      <text:p text:style-name="Standard">When parameters are passed to a function or subroutine they are passed in different ways. <text:s/>This method is determined by what is called the calling convention. <text:s/>FreeBasic has three calling conventions, Cdecl, Pascal, and StdCall. <text:s/>If one is not given then the default of StdCall is used. <text:s/>A more in depth description is covered latter in this chapter. </text:p>
      <text:p text:style-name="Standard"/>
      <text:p text:style-name="P1"><text:soft-page-break/>In procedure declarations, Cdecl specifies that a procedure will use the Cdecl calling convention. In the Cdecl calling convention, any parameters are to be passed (pushed onto the stack) in the reverse order in which they are listed, that is, from right to left. The procedures need not preserve the EAX, ECX or EDX registers, and must not clean up the stack (pop any parameters) before it returns - that is left to the calling code.</text:p>
      <text:p text:style-name="P1"/>
      <text:p text:style-name="P1">Cdecl is allowed to be used with variadic procedure declarations (those with the last parameter listed as "...").</text:p>
      <text:p text:style-name="P1"/>
      <text:p text:style-name="P1">Cdecl is the default calling convention on Linux, the *BSDs, and DOS, unless another calling convention is explicitly specified or implied by one of the EXTERN blocks. Cdecl is typically the default calling convention for C compilers, and it's used almost exclusively on Unix-like systems. </text:p>
      <text:p text:style-name="P1"/>
      <text:p text:style-name="P1">In procedure declarations, Pascal specifies that a procedure will use the Pascal calling convention. In the Pascal calling convention, any parameters are to be passed (pushed onto the stack) in the same order in which they are listed, that is, from left to right. The procedures need not preserve the EAX, ECX or EDX registers, and must clean up the stack (pop any parameters) before it returns.</text:p>
      <text:p text:style-name="P1"/>
      <text:p text:style-name="P1">Pascal is not allowed to be used with variadic procedure declarations (those with the last parameter listed as "...").</text:p>
      <text:p text:style-name="P1"/>
      <text:p text:style-name="P1">Pascal is the default calling convention for procedures in Microsoft QuickBASIC, and is the standard convention used in the Windows 3.1 API.</text:p>
      <text:p text:style-name="P1"/>
      <text:p text:style-name="P1">In procedure declarations, Stdcall specifies that a procedure will use the Stdcall calling convention. In the Stdcall calling convention, any parameters are to be passed (pushed onto the stack) in the reverse order in which they are listed, that is, from right to left. The procedures need not preserve the EAX, ECX or EDX registers, and must clean up the stack (pop any parameters) before it returns.</text:p>
      <text:p text:style-name="P1"/>
      <text:p text:style-name="P1">Stdcall is not allowed to be used with variadic procedure declarations (those with the last parameter listed as "...").</text:p>
      <text:p text:style-name="P1"/>
      <text:p text:style-name="P1">Stdcall is the default calling convention on Windows, unless another calling convention is explicitly specified or implied by one of the EXTERN blocks. Stdcall is also the standard (or most common) calling convention used in BASIC languages, and the Windows API.</text:p>
      <text:h text:style-name="Heading_20_3" text:outline-level="3">Passing Arguments</text:h>
      <text:p text:style-name="Standard">Procedures can have information passed to them. An parameter list is used to pass the values to the function or subroutine. <text:s/>The basic format of a parameter is: <text:s/>identifier As type. <text:s text:c="2"/><text:soft-page-break/>If a argument is given a default value then that parameter is optional. <text:s/>A parameter can also use the ByRef and ByVal keywords to pass data by reference or by value. <text:s/></text:p>
      <text:h text:style-name="Heading_20_3" text:outline-level="3">Overloading</text:h>
      <text:p text:style-name="Standard">Overloading is when more than one <text:s/>function or subroutine has the same name but have different parameter lists. <text:s text:c="2"/>The OverLoad keyword is used to define an overloaded function or subroutine. <text:s/>The function or subroutine must be defined using the overload keyword </text:p>
      <text:p text:style-name="Standard"/>
      <text:p text:style-name="P1">In procedure declarations, Overload allows procedure names to be overloaded, that is, other procedures (regardless of whether to be subs or functions) can then be declared with the same name if their parameter lists are unique. Two parameter lists are unique if they contain a different number of parameters, or have parameters of different types. Note that this means that two or more procedures cannot be declared with the same name if they differ in return type alone.</text:p>
      <text:list text:style-name="L2">
        <text:list-item>
          <text:p text:style-name="P9">A variadic procedure name can never be overloaded.</text:p>
          <text:p text:style-name="P9"/>
        </text:list-item>
        <text:list-item>
          <text:p text:style-name="P9">Once a procedure name has been declared overloaded, further declarations using the name need not specify Overload, but it is allowed.</text:p>
          <text:p text:style-name="P9"/>
        </text:list-item>
        <text:list-item>
          <text:p text:style-name="P9">Overload is not necessary in member procedure declarations, as they are always implicitly overloaded.</text:p>
        </text:list-item>
      </text:list>
      <text:p text:style-name="P1"/>
      <text:p text:style-name="P1">When calling an overloaded procedure, the compiler determines the most appropriate definition to use among a set of compatible candidates, by comparing the argument types used to call the procedure with the parameter types specified in the definitions. If no match or an ambiguous match is found, the compiler generates an error at compile time. </text:p>
      <text:h text:style-name="Heading_20_2" text:outline-level="2">External_identifier</text:h>
      <text:h text:style-name="Heading_20_2" text:outline-level="2">Parameter_list <text:s/></text:h>
      <text:p text:style-name="P1">A subroutine can also specify how parameters are passed, either as "Byref" or "Byval", as shown in the syntax definition. If a parameter is "Byref", the parameter name literally becomes a reference to the original variable passed to the subroutine. Any changes made to that variable will be reflected outside of the subroutine. If a parameter is passed "Byval", however, the value of any passed variable is copied into a new variable, and any changes made to it will not affect the original.</text:p>
      <text:p text:style-name="P1"/>
      <text:p text:style-name="P1"/>
      <text:p text:style-name="P1"/>
      <table:table table:name="Table2" table:style-name="Table2">
        <table:table-column table:style-name="Table2.A"/>
        <table:table-column table:style-name="Table2.B"/>
        <table:table-row>
          <table:table-cell office:value-type="string">
            <text:p text:style-name="P1">Default value: </text:p>
          </table:table-cell>
          <table:table-cell office:value-type="string">
            <text:p text:style-name="P1">the value of the argument if none is specified in the call</text:p>
          </table:table-cell>
        </table:table-row>
        <text:soft-page-break/>
        <table:table-row>
          <table:table-cell office:value-type="string">
            <text:p text:style-name="P1">parameter: </text:p>
          </table:table-cell>
          <table:table-cell office:value-type="string">
            <text:p text:style-name="P1">[ByRef|ByVal] identifier [As type] [= default_value]</text:p>
          </table:table-cell>
        </table:table-row>
        <table:table-row>
          <table:table-cell office:value-type="string">
            <text:p text:style-name="P1">identifier:</text:p>
          </table:table-cell>
          <table:table-cell office:value-type="string">
            <text:p text:style-name="P1"><text:s/>the name of the variable referenced in the function. If the argument is an array then the identifier must be followed by an empty parenthesis.</text:p>
          </table:table-cell>
        </table:table-row>
        <table:table-row>
          <table:table-cell office:value-type="string">
            <text:p text:style-name="P1">type: </text:p>
          </table:table-cell>
          <table:table-cell office:value-type="string">
            <text:p text:style-name="P1">the type of variable</text:p>
          </table:table-cell>
        </table:table-row>
      </table:table>
      <text:p text:style-name="P1">parameters must also have a supplied type, in the form "parameter as type". </text:p>
      <text:p text:style-name="P1">Parameters are the arguments passed to any statement. For instance, if a user executes a statement as "Print 4", the value "4" is passed to the function "Print". Parameters that need to be passed to a subroutine are supplied by one or more parameter arguments in the "Sub" keyword. Creating a subroutine with "Sub mysub(foo, bar)...End Sub", allows the code in between "Sub" and "End Sub" to refer to the first passed argument as "foo" and the second passed argument as "bar". If a parameter is given a default value, that parameter is optional.</text:p>
      <text:p text:style-name="P1">[ByRef|ByVal] identifier [As type] [= default_value]</text:p>
      <text:p text:style-name="P1"><text:tab/><text:tab/></text:p>
      <text:p text:style-name="P1">Return_type: (functions)</text:p>
      <text:p text:style-name="P1">Return is used to return from a procedure .</text:p>
      <text:p text:style-name="P1">Return (from procedure) is used inside a procedure to exit the procedure possibly with a return value:</text:p>
      <text:p text:style-name="P1"><text:s text:c="4"/>• A Sub cannot specify a return return value. Return is roughly equivalent to the Exit Sub idiom.</text:p>
      <text:p text:style-name="P1"><text:s text:c="4"/>• In a Function, Return must specify its return value. Return expression is roughly equivalent to the Function = expression : Exit Function idiom.</text:p>
      <text:p text:style-name="P1"/>
      <text:h text:style-name="Heading_20_2" text:outline-level="2">Return values. </text:h>
      <text:p text:style-name="Standard">Function are the only procedures that return a value. <text:s/>A return value is when a function returns a value back to the calling procedure. <text:s/>How functions return values will be covered latter in this chapter. </text:p>
      <text:h text:style-name="P6" text:outline-level="2"/>
      <text:h text:style-name="Heading_20_2" text:outline-level="2">Static and Export</text:h>
      <text:p text:style-name="Standard">The Static specifier indicates that the values of all local variables defined in the sub should be preserved between calls. To specify individual local variables as static see the Static keyword.</text:p>
      <text:p text:style-name="Standard">Statements: </text:p>
      <text:p text:style-name="Standard">Return_value: (func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1</text:page-number></text:p>
      </style:footer>
    </style:master-page>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onventions Used in the Book </dc:title>
    <meta:editing-duration>PT1H7M56S</meta:editing-duration>
    <meta:editing-cycles>10</meta:editing-cycles>
    <meta:generator>LibreOffice/7.5.3.2$Windows_X86_64 LibreOffice_project/9f56dff12ba03b9acd7730a5a481eea045e468f3</meta:generator>
    <meta:creation-date>2020-09-19T05:33:28.033000000</meta:creation-date>
    <dc:date>2023-05-27T05:21:40.016000000</dc:date>
    <meta:document-statistic meta:table-count="2" meta:image-count="0" meta:object-count="0" meta:page-count="5" meta:paragraph-count="80" meta:word-count="1643" meta:character-count="9925" meta:non-whitespace-character-count="8296"/>
    <meta:template xlink:type="simple" xlink:actuate="onRequest" xlink:title="Conventions Used in the Book " xlink:href="../../templates/fbuserguide%20style%20sheet..ott" meta:date="2023-05-27T03:53:08.220000000"/>
  </office:meta>
</office:document-meta>
</file>